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10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onditions</text:p>
          </table:table-cell>
          <table:table-cell/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resourc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self owns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to resource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to resource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to resource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49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0:00:28.293484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12T12:39:01.619896765</dc:date>
    <meta:editing-duration>PT8H35M15S</meta:editing-duration>
    <meta:editing-cycles>83</meta:editing-cycles>
    <meta:document-statistic meta:table-count="1" meta:cell-count="697" meta:object-count="0"/>
  </office:meta>
</office:document-meta>
</file>